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" draw:marker-end-width="0.2cm" draw:fill="none" draw:textarea-horizontal-align="right" draw:textarea-vertical-align="bottom" fo:padding-top="0cm" fo:padding-bottom="0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6.5cm" svg:height="2.5cm" svg:x="0.1cm" svg:y="0.1cm">
          <text:p text:style-name="P1">Observable</text:p>
          <text:p text:style-name="P1">add(Observer)</text:p>
          <text:p text:style-name="P1">remove(Observer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5.5cm" svg:height="1.5cm" svg:x="8.1cm" svg:y="0.1cm">
          <text:p text:style-name="P1">Observer</text:p>
          <text:p text:style-name="P1">notify(Observable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line-skew="-0.751cm" svg:x1="6.6cm" svg:y1="1.35cm" svg:x2="8.1cm" svg:y2="0.85cm" draw:start-shape="id1" draw:end-shape="id2" draw:end-glue-point="5" svg:d="m6600 1350v0-500h1500">
          <text:p text:style-name="P1"><text:span text:style-name="T1">*</text:span></text:p>
        </draw:connector>
        <draw:custom-shape draw:style-name="gr3" draw:text-style-name="P1" draw:layer="layout" svg:width="1cm" svg:height="0.5cm" draw:transform="rotate (-1.5707963267949) translate (11.1cm 1.6cm)">
          <text:p/>
          <draw:enhanced-geometry svg:viewBox="0 0 21600 21600" draw:text-areas="?f7 ?f0 21600 ?f2" draw:mirror-horizontal="false" draw:mirror-vertical="false" draw:type="left-arrow" draw:modifiers="8264.53546453546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6.5cm" svg:height="1cm" svg:x="7.6cm" svg:y="2.6cm">
          <text:p text:style-name="P1">ObserverImpl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0.1cm" svg:y1="1cm" svg:x2="6.6cm" svg:y2="1cm">
          <text:p/>
        </draw:line>
        <draw:line draw:style-name="gr4" draw:text-style-name="P1" draw:layer="layout" svg:x1="13.6cm" svg:y1="0.8cm" svg:x2="8.1cm" svg:y2="0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ienende_20_1" draw:display-name="Linienende 1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4.2cm" fo:page-height="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</meta:initial-creator>
    <meta:creation-date>2012-07-12T11:15:06</meta:creation-date>
    <dc:date>2012-07-12T15:23:55</dc:date>
    <dc:creator>Markus </dc:creator>
    <meta:editing-duration>PT7M33S</meta:editing-duration>
    <meta:editing-cycles>3</meta:editing-cycles>
    <meta:generator>LibreOffice/3.5$Linux_X86_64 LibreOffice_project/350m1$Build-2</meta:generator>
    <meta:document-statistic meta:object-count="7"/>
  </office:meta>
</office:document-meta>
</file>